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2017 / year</text:p>
          </table:table-cell>
          <table:table-cell office:value-type="string" calcext:value-type="string">
            <text:p>2017 / month</text:p>
          </table:table-cell>
        </table:table-row>
        <table:table-row table:style-name="ro1">
          <table:table-cell office:value-type="string" calcext:value-type="string">
            <text:p>All Causes</text:p>
          </table:table-cell>
          <table:table-cell office:value-type="float" office:value="2813503" calcext:value-type="float">
            <text:p>2,813,503</text:p>
          </table:table-cell>
          <table:table-cell table:formula="of:=[.B2]/12" office:value-type="float" office:value="234458.583333333" calcext:value-type="float">
            <text:p>234,458.58</text:p>
          </table:table-cell>
        </table:table-row>
        <table:table-row table:style-name="ro1">
          <table:table-cell office:value-type="string" calcext:value-type="string">
            <text:p>Diseases of heart</text:p>
          </table:table-cell>
          <table:table-cell office:value-type="float" office:value="647457" calcext:value-type="float">
            <text:p>647,457</text:p>
          </table:table-cell>
          <table:table-cell table:formula="of:=[.B3]/12" office:value-type="float" office:value="53954.75" calcext:value-type="float">
            <text:p>53,954.75</text:p>
          </table:table-cell>
        </table:table-row>
        <table:table-row table:style-name="ro1">
          <table:table-cell office:value-type="string" calcext:value-type="string">
            <text:p>Malignant neoplasms</text:p>
          </table:table-cell>
          <table:table-cell office:value-type="float" office:value="599108" calcext:value-type="float">
            <text:p>599,108</text:p>
          </table:table-cell>
          <table:table-cell table:formula="of:=[.B4]/12" office:value-type="float" office:value="49925.6666666667" calcext:value-type="float">
            <text:p>49,925.67</text:p>
          </table:table-cell>
        </table:table-row>
        <table:table-row table:style-name="ro1">
          <table:table-cell office:value-type="string" calcext:value-type="string">
            <text:p>Accidents (unintentional injuries)</text:p>
          </table:table-cell>
          <table:table-cell office:value-type="float" office:value="169936" calcext:value-type="float">
            <text:p>169,936</text:p>
          </table:table-cell>
          <table:table-cell table:formula="of:=[.B5]/12" office:value-type="float" office:value="14161.3333333333" calcext:value-type="float">
            <text:p>14,161.33</text:p>
          </table:table-cell>
        </table:table-row>
        <table:table-row table:style-name="ro1">
          <table:table-cell office:value-type="string" calcext:value-type="string">
            <text:p>Chronic lower respiratory diseases</text:p>
          </table:table-cell>
          <table:table-cell office:value-type="float" office:value="160201" calcext:value-type="float">
            <text:p>160,201</text:p>
          </table:table-cell>
          <table:table-cell table:formula="of:=[.B6]/12" office:value-type="float" office:value="13350.0833333333" calcext:value-type="float">
            <text:p>13,350.08</text:p>
          </table:table-cell>
        </table:table-row>
        <table:table-row table:style-name="ro1">
          <table:table-cell office:value-type="string" calcext:value-type="string">
            <text:p>Cerebrovascular diseases</text:p>
          </table:table-cell>
          <table:table-cell office:value-type="float" office:value="146383" calcext:value-type="float">
            <text:p>146,383</text:p>
          </table:table-cell>
          <table:table-cell table:formula="of:=[.B7]/12" office:value-type="float" office:value="12198.5833333333" calcext:value-type="float">
            <text:p>12,198.58</text:p>
          </table:table-cell>
        </table:table-row>
        <table:table-row table:style-name="ro1">
          <table:table-cell office:value-type="string" calcext:value-type="string">
            <text:p>Alzheimer disease</text:p>
          </table:table-cell>
          <table:table-cell office:value-type="float" office:value="121404" calcext:value-type="float">
            <text:p>121,404</text:p>
          </table:table-cell>
          <table:table-cell table:formula="of:=[.B8]/12" office:value-type="float" office:value="10117" calcext:value-type="float">
            <text:p>10,117.00</text:p>
          </table:table-cell>
        </table:table-row>
        <table:table-row table:style-name="ro1">
          <table:table-cell office:value-type="string" calcext:value-type="string">
            <text:p>Diabetes mellitus</text:p>
          </table:table-cell>
          <table:table-cell office:value-type="float" office:value="83564" calcext:value-type="float">
            <text:p>83,564</text:p>
          </table:table-cell>
          <table:table-cell table:formula="of:=[.B9]/12" office:value-type="float" office:value="6963.66666666667" calcext:value-type="float">
            <text:p>6,963.67</text:p>
          </table:table-cell>
        </table:table-row>
        <table:table-row table:style-name="ro1">
          <table:table-cell office:value-type="string" calcext:value-type="string">
            <text:p>Influenza and pneumonia</text:p>
          </table:table-cell>
          <table:table-cell office:value-type="float" office:value="55672" calcext:value-type="float">
            <text:p>55,672</text:p>
          </table:table-cell>
          <table:table-cell table:formula="of:=[.B10]/12" office:value-type="float" office:value="4639.33333333333" calcext:value-type="float">
            <text:p>4,639.33</text:p>
          </table:table-cell>
        </table:table-row>
        <table:table-row table:style-name="ro1">
          <table:table-cell office:value-type="string" calcext:value-type="string">
            <text:p>Nephritis, nephrotic syndrome and nephrosis</text:p>
          </table:table-cell>
          <table:table-cell office:value-type="float" office:value="50633" calcext:value-type="float">
            <text:p>50,633</text:p>
          </table:table-cell>
          <table:table-cell table:formula="of:=[.B11]/12" office:value-type="float" office:value="4219.41666666667" calcext:value-type="float">
            <text:p>4,219.42</text:p>
          </table:table-cell>
        </table:table-row>
        <table:table-row table:style-name="ro1">
          <table:table-cell office:value-type="string" calcext:value-type="string">
            <text:p>Intentional self-harm (suicide)</text:p>
          </table:table-cell>
          <table:table-cell office:value-type="float" office:value="47173" calcext:value-type="float">
            <text:p>47,173</text:p>
          </table:table-cell>
          <table:table-cell table:formula="of:=[.B12]/12" office:value-type="float" office:value="3931.08333333333" calcext:value-type="float">
            <text:p>3,931.08</text:p>
          </table:table-cell>
        </table:table-row>
        <table:table-row table:style-name="ro1">
          <table:table-cell office:value-type="string" calcext:value-type="string">
            <text:p>Chronic liver disease and cirrhosis</text:p>
          </table:table-cell>
          <table:table-cell office:value-type="float" office:value="41743" calcext:value-type="float">
            <text:p>41,743</text:p>
          </table:table-cell>
          <table:table-cell table:formula="of:=[.B13]/12" office:value-type="float" office:value="3478.58333333333" calcext:value-type="float">
            <text:p>3,478.58</text:p>
          </table:table-cell>
        </table:table-row>
        <table:table-row table:style-name="ro1">
          <table:table-cell office:value-type="string" calcext:value-type="string">
            <text:p>Septicemia</text:p>
          </table:table-cell>
          <table:table-cell office:value-type="float" office:value="40922" calcext:value-type="float">
            <text:p>40,922</text:p>
          </table:table-cell>
          <table:table-cell table:formula="of:=[.B14]/12" office:value-type="float" office:value="3410.16666666667" calcext:value-type="float">
            <text:p>3,410.17</text:p>
          </table:table-cell>
        </table:table-row>
        <table:table-row table:style-name="ro1">
          <table:table-cell office:value-type="string" calcext:value-type="string">
            <text:p>Essential hypertension and hypertensive renal disease</text:p>
          </table:table-cell>
          <table:table-cell office:value-type="float" office:value="35316" calcext:value-type="float">
            <text:p>35,316</text:p>
          </table:table-cell>
          <table:table-cell table:formula="of:=[.B15]/12" office:value-type="float" office:value="2943" calcext:value-type="float">
            <text:p>2,943.00</text:p>
          </table:table-cell>
        </table:table-row>
        <table:table-row table:style-name="ro1">
          <table:table-cell office:value-type="string" calcext:value-type="string">
            <text:p>Parkinson disease</text:p>
          </table:table-cell>
          <table:table-cell office:value-type="float" office:value="31963" calcext:value-type="float">
            <text:p>31,963</text:p>
          </table:table-cell>
          <table:table-cell table:formula="of:=[.B16]/12" office:value-type="float" office:value="2663.58333333333" calcext:value-type="float">
            <text:p>2,663.58</text:p>
          </table:table-cell>
        </table:table-row>
        <table:table-row table:style-name="ro1">
          <table:table-cell office:value-type="string" calcext:value-type="string">
            <text:p>Pneumonitis due to solids and liquids</text:p>
          </table:table-cell>
          <table:table-cell office:value-type="float" office:value="20108" calcext:value-type="float">
            <text:p>20,108</text:p>
          </table:table-cell>
          <table:table-cell table:formula="of:=[.B17]/12" office:value-type="float" office:value="1675.66666666667" calcext:value-type="float">
            <text:p>1,675.67</text:p>
          </table:table-cell>
        </table:table-row>
        <table:table-row table:style-name="ro1">
          <table:table-cell office:value-type="string" calcext:value-type="string">
            <text:p>All other causes</text:p>
          </table:table-cell>
          <table:table-cell office:value-type="float" office:value="561920" calcext:value-type="float">
            <text:p>561,920</text:p>
          </table:table-cell>
          <table:table-cell table:formula="of:=[.B18]/12" office:value-type="float" office:value="46826.6666666667" calcext:value-type="float">
            <text:p>46,826.67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0:40:43.249741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1T23:11:34.486617964</meta:creation-date>
    <dc:date>2020-04-02T10:41:08.648510909</dc:date>
    <meta:editing-duration>PT33M44S</meta:editing-duration>
    <meta:editing-cycles>3</meta:editing-cycles>
    <meta:generator>LibreOffice/6.4.2.2$MacOSX_X86_64 LibreOffice_project/4e471d8c02c9c90f512f7f9ead8875b57fcb1ec3</meta:generator>
    <meta:document-statistic meta:table-count="1" meta:cell-count="54" meta:object-count="0"/>
  </office:meta>
</office:document-meta>
</file>